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96in" svg:height="3.5421in" svg:x="0.2677in" svg:y="1.128in">
            <draw:object draw:notify-on-update-of-ranges="Sheet1.A3:Sheet1.A6 Sheet1.B2:Sheet1.B2 Sheet1.B3:Sheet1.B6 Sheet1.C2:Sheet1.C2 Sheet1.C3:Sheet1.C6 Sheet1.D2:Sheet1.D2 Sheet1.D3:Sheet1.D6 Sheet1.E2:Sheet1.E2 Sheet1.E3:Sheet1.E6 Sheet1.F2:Sheet1.F2 Sheet1.F3:Sheet1.F6 Sheet1.G2:Sheet1.G2 Sheet1.G3:Sheet1.G6 Sheet1.H2:Sheet1.H2 Sheet1.H3:Sheet1.H6 Sheet1.I2:Sheet1.I2 Sheet1.I3:Sheet1.I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ync1</text:p>
          </table:table-cell>
          <table:table-cell office:value-type="string">
            <text:p>sync2</text:p>
          </table:table-cell>
          <table:table-cell office:value-type="string">
            <text:p>sync4</text:p>
          </table:table-cell>
          <table:table-cell office:value-type="string">
            <text:p>sync8</text:p>
          </table:table-cell>
          <table:table-cell office:value-type="string">
            <text:p>libaio1</text:p>
          </table:table-cell>
          <table:table-cell office:value-type="string">
            <text:p>libaio2</text:p>
          </table:table-cell>
          <table:table-cell office:value-type="string">
            <text:p>libaio4</text:p>
          </table:table-cell>
          <table:table-cell office:value-type="string">
            <text:p>libaio8</text:p>
          </table:table-cell>
        </table:table-row>
        <table:table-row table:style-name="ro1">
          <table:table-cell office:value-type="string">
            <text:p>Seq-write</text:p>
          </table:table-cell>
          <table:table-cell office:value-type="float" office:value="76661">
            <text:p>76661</text:p>
          </table:table-cell>
          <table:table-cell office:value-type="float" office:value="91803">
            <text:p>91803</text:p>
          </table:table-cell>
          <table:table-cell office:value-type="float" office:value="117632">
            <text:p>117632</text:p>
          </table:table-cell>
          <table:table-cell office:value-type="float" office:value="88622">
            <text:p>88622</text:p>
          </table:table-cell>
          <table:table-cell office:value-type="float" office:value="165651">
            <text:p>165651</text:p>
          </table:table-cell>
          <table:table-cell office:value-type="float" office:value="260839">
            <text:p>260839</text:p>
          </table:table-cell>
          <table:table-cell office:value-type="float" office:value="246839">
            <text:p>246839</text:p>
          </table:table-cell>
          <table:table-cell office:value-type="float" office:value="372363">
            <text:p>372363</text:p>
          </table:table-cell>
        </table:table-row>
        <table:table-row table:style-name="ro1">
          <table:table-cell office:value-type="string">
            <text:p>Rand-write</text:p>
          </table:table-cell>
          <table:table-cell office:value-type="float" office:value="58948">
            <text:p>58948</text:p>
          </table:table-cell>
          <table:table-cell office:value-type="float" office:value="97198">
            <text:p>97198</text:p>
          </table:table-cell>
          <table:table-cell office:value-type="float" office:value="111503">
            <text:p>111503</text:p>
          </table:table-cell>
          <table:table-cell office:value-type="float" office:value="93256">
            <text:p>93256</text:p>
          </table:table-cell>
          <table:table-cell office:value-type="float" office:value="148818">
            <text:p>148818</text:p>
          </table:table-cell>
          <table:table-cell office:value-type="float" office:value="198443">
            <text:p>198443</text:p>
          </table:table-cell>
          <table:table-cell office:value-type="float" office:value="236805">
            <text:p>236805</text:p>
          </table:table-cell>
          <table:table-cell office:value-type="float" office:value="231883">
            <text:p>231883</text:p>
          </table:table-cell>
        </table:table-row>
        <table:table-row table:style-name="ro1">
          <table:table-cell office:value-type="string">
            <text:p>Seq-read</text:p>
          </table:table-cell>
          <table:table-cell office:value-type="float" office:value="426250">
            <text:p>426250</text:p>
          </table:table-cell>
          <table:table-cell office:value-type="float" office:value="427641">
            <text:p>427641</text:p>
          </table:table-cell>
          <table:table-cell office:value-type="float" office:value="517559">
            <text:p>517559</text:p>
          </table:table-cell>
          <table:table-cell office:value-type="float" office:value="488163">
            <text:p>488163</text:p>
          </table:table-cell>
          <table:table-cell office:value-type="float" office:value="326659">
            <text:p>326659</text:p>
          </table:table-cell>
          <table:table-cell office:value-type="float" office:value="508031">
            <text:p>508031</text:p>
          </table:table-cell>
          <table:table-cell office:value-type="float" office:value="485451">
            <text:p>485451</text:p>
          </table:table-cell>
          <table:table-cell office:value-type="float" office:value="402988">
            <text:p>402988</text:p>
          </table:table-cell>
        </table:table-row>
        <table:table-row table:style-name="ro1">
          <table:table-cell office:value-type="string">
            <text:p>Rand-read</text:p>
          </table:table-cell>
          <table:table-cell office:value-type="float" office:value="367663">
            <text:p>367663</text:p>
          </table:table-cell>
          <table:table-cell office:value-type="float" office:value="392137">
            <text:p>392137</text:p>
          </table:table-cell>
          <table:table-cell office:value-type="float" office:value="470213">
            <text:p>470213</text:p>
          </table:table-cell>
          <table:table-cell office:value-type="float" office:value="489988">
            <text:p>489988</text:p>
          </table:table-cell>
          <table:table-cell office:value-type="float" office:value="295706">
            <text:p>295706</text:p>
          </table:table-cell>
          <table:table-cell office:value-type="float" office:value="460305">
            <text:p>460305</text:p>
          </table:table-cell>
          <table:table-cell office:value-type="float" office:value="463561">
            <text:p>463561</text:p>
          </table:table-cell>
          <table:table-cell office:value-type="float" office:value="367148">
            <text:p>36714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11/14/2012</text:date>, <text:time>21:4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 Bots</meta:initial-creator>
    <meta:creation-date>2012-11-13T20:01:21</meta:creation-date>
    <dc:date>2012-11-14T21:44:24</dc:date>
    <dc:creator>Jane Bots</dc:creator>
    <meta:editing-duration>PT24M58S</meta:editing-duration>
    <meta:editing-cycles>3</meta:editing-cycles>
    <meta:generator>LibreOffice/3.4$Linux LibreOffice_project/340m1$Build-602</meta:generator>
    <meta:document-statistic meta:table-count="3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2cm" svg:height="8.998cm" xlink:href=".." xlink:type="simple" chart:class="chart:bar" chart:style-name="ch1">
        <chart:legend chart:legend-position="end" svg:x="14.267cm" svg:y="2.457cm" style:legend-expansion="high" chart:style-name="ch2"/>
        <chart:plot-area chart:style-name="ch3" table:cell-range-address="Sheet1.A2:Sheet1.I6" chart:data-source-has-labels="both" svg:x="0.77cm" svg:y="0.851cm" svg:width="12.858cm" svg:height="7.548cm">
          <chartooo:coordinate-region svg:x="2.132cm" svg:y="1.05cm" svg:width="11.496cm" svg:height="6.702cm"/>
          <chart:axis chart:dimension="x" chart:name="primary-x" chart:style-name="ch4" chartooo:axis-type="auto">
            <chartooo:date-scale/>
            <chart:categories table:cell-range-address="Sheet1.A3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6" chart:label-cell-address="Sheet1.B2:Sheet1.B2" chart:class="chart:bar">
            <chart:data-point chart:repeated="4"/>
          </chart:series>
          <chart:series chart:style-name="ch8" chart:values-cell-range-address="Sheet1.C3:Sheet1.C6" chart:label-cell-address="Sheet1.C2:Sheet1.C2" chart:class="chart:bar">
            <chart:data-point chart:repeated="4"/>
          </chart:series>
          <chart:series chart:style-name="ch9" chart:values-cell-range-address="Sheet1.D3:Sheet1.D6" chart:label-cell-address="Sheet1.D2:Sheet1.D2" chart:class="chart:bar">
            <chart:data-point chart:repeated="4"/>
          </chart:series>
          <chart:series chart:style-name="ch10" chart:values-cell-range-address="Sheet1.E3:Sheet1.E6" chart:label-cell-address="Sheet1.E2:Sheet1.E2" chart:class="chart:bar">
            <chart:data-point chart:repeated="4"/>
          </chart:series>
          <chart:series chart:style-name="ch11" chart:values-cell-range-address="Sheet1.F3:Sheet1.F6" chart:label-cell-address="Sheet1.F2:Sheet1.F2" chart:class="chart:bar">
            <chart:data-point chart:repeated="4"/>
          </chart:series>
          <chart:series chart:style-name="ch12" chart:values-cell-range-address="Sheet1.G3:Sheet1.G6" chart:label-cell-address="Sheet1.G2:Sheet1.G2" chart:class="chart:bar">
            <chart:data-point chart:repeated="4"/>
          </chart:series>
          <chart:series chart:style-name="ch13" chart:values-cell-range-address="Sheet1.H3:Sheet1.H6" chart:label-cell-address="Sheet1.H2:Sheet1.H2" chart:class="chart:bar">
            <chart:data-point chart:repeated="4"/>
          </chart:series>
          <chart:series chart:style-name="ch14" chart:values-cell-range-address="Sheet1.I3:Sheet1.I6" chart:label-cell-address="Sheet1.I2:Sheet1.I2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nc1</text:p>
                <draw:g>
                  <svg:desc>Sheet1.B2:Sheet1.B2</svg:desc>
                </draw:g>
              </table:table-cell>
              <table:table-cell office:value-type="string">
                <text:p>sync2</text:p>
                <draw:g>
                  <svg:desc>Sheet1.C2:Sheet1.C2</svg:desc>
                </draw:g>
              </table:table-cell>
              <table:table-cell office:value-type="string">
                <text:p>sync4</text:p>
                <draw:g>
                  <svg:desc>Sheet1.D2:Sheet1.D2</svg:desc>
                </draw:g>
              </table:table-cell>
              <table:table-cell office:value-type="string">
                <text:p>sync8</text:p>
                <draw:g>
                  <svg:desc>Sheet1.E2:Sheet1.E2</svg:desc>
                </draw:g>
              </table:table-cell>
              <table:table-cell office:value-type="string">
                <text:p>libaio1</text:p>
                <draw:g>
                  <svg:desc>Sheet1.F2:Sheet1.F2</svg:desc>
                </draw:g>
              </table:table-cell>
              <table:table-cell office:value-type="string">
                <text:p>libaio2</text:p>
                <draw:g>
                  <svg:desc>Sheet1.G2:Sheet1.G2</svg:desc>
                </draw:g>
              </table:table-cell>
              <table:table-cell office:value-type="string">
                <text:p>libaio4</text:p>
                <draw:g>
                  <svg:desc>Sheet1.H2:Sheet1.H2</svg:desc>
                </draw:g>
              </table:table-cell>
              <table:table-cell office:value-type="string">
                <text:p>libaio8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-write</text:p>
                <draw:g>
                  <svg:desc>Sheet1.A3:Sheet1.A6</svg:desc>
                </draw:g>
              </table:table-cell>
              <table:table-cell office:value-type="float" office:value="76661">
                <text:p>76661</text:p>
                <draw:g>
                  <svg:desc>Sheet1.B3:Sheet1.B6</svg:desc>
                </draw:g>
              </table:table-cell>
              <table:table-cell office:value-type="float" office:value="91803">
                <text:p>91803</text:p>
                <draw:g>
                  <svg:desc>Sheet1.C3:Sheet1.C6</svg:desc>
                </draw:g>
              </table:table-cell>
              <table:table-cell office:value-type="float" office:value="117632">
                <text:p>117632</text:p>
                <draw:g>
                  <svg:desc>Sheet1.D3:Sheet1.D6</svg:desc>
                </draw:g>
              </table:table-cell>
              <table:table-cell office:value-type="float" office:value="88622">
                <text:p>88622</text:p>
                <draw:g>
                  <svg:desc>Sheet1.E3:Sheet1.E6</svg:desc>
                </draw:g>
              </table:table-cell>
              <table:table-cell office:value-type="float" office:value="165651">
                <text:p>165651</text:p>
                <draw:g>
                  <svg:desc>Sheet1.F3:Sheet1.F6</svg:desc>
                </draw:g>
              </table:table-cell>
              <table:table-cell office:value-type="float" office:value="260839">
                <text:p>260839</text:p>
                <draw:g>
                  <svg:desc>Sheet1.G3:Sheet1.G6</svg:desc>
                </draw:g>
              </table:table-cell>
              <table:table-cell office:value-type="float" office:value="246839">
                <text:p>246839</text:p>
                <draw:g>
                  <svg:desc>Sheet1.H3:Sheet1.H6</svg:desc>
                </draw:g>
              </table:table-cell>
              <table:table-cell office:value-type="float" office:value="372363">
                <text:p>372363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Rand-write</text:p>
              </table:table-cell>
              <table:table-cell office:value-type="float" office:value="58948">
                <text:p>58948</text:p>
              </table:table-cell>
              <table:table-cell office:value-type="float" office:value="97198">
                <text:p>97198</text:p>
              </table:table-cell>
              <table:table-cell office:value-type="float" office:value="111503">
                <text:p>111503</text:p>
              </table:table-cell>
              <table:table-cell office:value-type="float" office:value="93256">
                <text:p>93256</text:p>
              </table:table-cell>
              <table:table-cell office:value-type="float" office:value="148818">
                <text:p>148818</text:p>
              </table:table-cell>
              <table:table-cell office:value-type="float" office:value="198443">
                <text:p>198443</text:p>
              </table:table-cell>
              <table:table-cell office:value-type="float" office:value="236805">
                <text:p>236805</text:p>
              </table:table-cell>
              <table:table-cell office:value-type="float" office:value="231883">
                <text:p>231883</text:p>
              </table:table-cell>
            </table:table-row>
            <table:table-row>
              <table:table-cell office:value-type="string">
                <text:p>Seq-read</text:p>
              </table:table-cell>
              <table:table-cell office:value-type="float" office:value="426250">
                <text:p>426250</text:p>
              </table:table-cell>
              <table:table-cell office:value-type="float" office:value="427641">
                <text:p>427641</text:p>
              </table:table-cell>
              <table:table-cell office:value-type="float" office:value="517559">
                <text:p>517559</text:p>
              </table:table-cell>
              <table:table-cell office:value-type="float" office:value="488163">
                <text:p>488163</text:p>
              </table:table-cell>
              <table:table-cell office:value-type="float" office:value="326659">
                <text:p>326659</text:p>
              </table:table-cell>
              <table:table-cell office:value-type="float" office:value="508031">
                <text:p>508031</text:p>
              </table:table-cell>
              <table:table-cell office:value-type="float" office:value="485451">
                <text:p>485451</text:p>
              </table:table-cell>
              <table:table-cell office:value-type="float" office:value="402988">
                <text:p>402988</text:p>
              </table:table-cell>
            </table:table-row>
            <table:table-row>
              <table:table-cell office:value-type="string">
                <text:p>Rand-read</text:p>
              </table:table-cell>
              <table:table-cell office:value-type="float" office:value="367663">
                <text:p>367663</text:p>
              </table:table-cell>
              <table:table-cell office:value-type="float" office:value="392137">
                <text:p>392137</text:p>
              </table:table-cell>
              <table:table-cell office:value-type="float" office:value="470213">
                <text:p>470213</text:p>
              </table:table-cell>
              <table:table-cell office:value-type="float" office:value="489988">
                <text:p>489988</text:p>
              </table:table-cell>
              <table:table-cell office:value-type="float" office:value="295706">
                <text:p>295706</text:p>
              </table:table-cell>
              <table:table-cell office:value-type="float" office:value="460305">
                <text:p>460305</text:p>
              </table:table-cell>
              <table:table-cell office:value-type="float" office:value="463561">
                <text:p>463561</text:p>
              </table:table-cell>
              <table:table-cell office:value-type="float" office:value="367148">
                <text:p>367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